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de" fo:country="D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language="de" fo:country="DE" style:font-size-asian="12pt" style:font-size-complex="12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T1" style:family="text">
      <style:text-properties officeooo:rsid="0009920c"/>
    </style:style>
    <style:style style:name="T2" style:family="text">
      <style:text-properties officeooo:rsid="000ab4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für die Vereinsabende</text:p>
      <text:p text:style-name="P1"/>
      <text:list xml:id="list30631589" text:style-name="L1">
        <text:list-item>
          <text:p text:style-name="P4">17:30 aufschließen,</text:p>
        </text:list-item>
        <text:list-item>
          <text:p text:style-name="P3">Getränke aus der Kammer holen und <text:span text:style-name="T1">kaltstellen,</text:span></text:p>
        </text:list-item>
        <text:list-item>
          <text:p text:style-name="P3"><text:span text:style-name="T2">Eventuell</text:span> Kaffee kochen für die Erwachsenen,</text:p>
        </text:list-item>
        <text:list-item>
          <text:p text:style-name="P3">Tische zum <text:span text:style-name="T1">S</text:span>pielen bereitstellen,</text:p>
        </text:list-item>
        <text:list-item>
          <text:p text:style-name="P3">Plastikmaterial aufbauen,</text:p>
        </text:list-item>
        <text:list-item>
          <text:p text:style-name="P3">Bis 22 Uhr sollte immer offen sein, auch wenn um 21 Uhr erstmal keiner mehr da ist.</text:p>
        </text:list-item>
        <text:list-item>
          <text:p text:style-name="P3">Bei Vereinsmeisterschaft oder Pokal muss der Kulturbahnhof solange geöffnet bleiben, bis alle Spiele beendet sind, dabei ist von 24 Uhr auszugehen.</text:p>
        </text:list-item>
        <text:list-item>
          <text:p text:style-name="P3">Material wegräumen, dabei dürfen auch andere eingebunden werden nicht nur die verantwortlichen für diesen Abend.</text:p>
        </text:list-item>
        <text:list-item>
          <text:p text:style-name="P3">Alle Fenster schließen.</text:p>
        </text:list-item>
        <text:list-item>
          <text:p text:style-name="P3">Je nach Verschmutzungsgrad der Räume durchfegen und/oder durchwischen.</text:p>
        </text:list-item>
        <text:list-item>
          <text:p text:style-name="P3">Tischordnung wieder herstellen. In der Regel hängt in den jeweiligen Räumen ein Plan, wie die Tische zu stehen haben.</text:p>
        </text:list-item>
        <text:list-item>
          <text:p text:style-name="P3">Getränke: Wenn am nächsten Tag ein Spiel ist, wird der Kühlschrank wieder komplett befüllt, ansonsten geleert, <text:span text:style-name="T1">sodass</text:span> wir nur noch ein Fach im Kühlschrank belegen. </text:p>
        </text:list-item>
        <text:list-item>
          <text:p text:style-name="P3">Kasse: <text:span text:style-name="T1">Diese</text:span> gehört eingeschlossen!!!</text:p>
        </text:list-item>
        <text:list-item>
          <text:p text:style-name="P3">Geschirr einräumen und Spülmaschine anstellen.</text:p>
        </text:list-item>
        <text:list-item>
          <text:p text:style-name="P3">Alle Räume abschließen (erneute Kontrolle der Fenster)</text:p>
        </text:list-item>
        <text:list-item>
          <text:p text:style-name="P3">Licht ausschalten,</text:p>
        </text:list-item>
        <text:list-item>
          <text:p text:style-name="P3">Flure und alle Etagen, sowie Toiletten und den Fahrstuhl kontrollieren, ob sich noch jemand dort befindet, alles abschließen und ein schönes Wochenende genießen.</text:p>
        </text:list-item>
      </text:list>
      <text:p text:style-name="P2"/>
      <text:p text:style-name="P2">Für alle Aufgaben, die nach dem Jugendtraining stattfinden, ist nicht derjenige alleine <text:span text:style-name="T1">z</text:span>uständig, es kann sich jeder angesprochen fühlen. Z.B. wenn mal etwas Dreck auf dem Boden ist, sich einmal den Handfeger zu schnappen.</text:p>
      <text:p text:style-name="P2"/>
      <text:p text:style-name="P2">Einen schönen und erfolgreichen Vereinsabend wünschen euch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3S</meta:editing-duration>
    <meta:editing-cycles>6</meta:editing-cycles>
    <meta:generator>LibreOffice/3.6$Windows_x86 LibreOffice_project/e29a214-2bbed72-0621de6-a97528c-8f066d</meta:generator>
    <dc:date>2013-02-04T10:59:51.65</dc:date>
    <meta:document-statistic meta:table-count="0" meta:image-count="0" meta:object-count="0" meta:page-count="1" meta:paragraph-count="20" meta:word-count="232" meta:character-count="1530" meta:non-whitespace-character-count="1334"/>
    <meta:user-defined meta:name="Info 1"/>
    <meta:user-defined meta:name="Info 2"/>
    <meta:user-defined meta:name="Info 3"/>
    <meta:user-defined meta:name="Info 4"/>
  </office:meta>
</office:document-meta>
</file>